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TitleChar" style:family="text">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style:style>
    <style:style style:name="P12" style:parent-style-name="Title"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fo:font-weight="bold" style:font-weight-asian="bold" style:font-weight-complex="bold"/>
    </style:style>
    <style:style style:name="T25" style:parent-style-name="TitleChar"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30" style:parent-style-name="DefaultParagraphFont" style:family="text">
      <style:text-properties fo:font-weight="bold" style:font-weight-asian="bold" style:font-weight-complex="bold"/>
    </style:style>
    <style:style style:name="P31" style:parent-style-name="ListParagraph" style:list-style-name="LFO5" style:family="paragraph"/>
    <style:style style:name="P32" style:parent-style-name="ListParagraph" style:list-style-name="LFO5" style:family="paragraph"/>
    <style:style style:name="P33" style:parent-style-name="ListParagraph" style:list-style-name="LFO5" style:family="paragraph"/>
    <style:style style:name="P34" style:parent-style-name="ListParagraph" style:list-style-name="LFO5" style:family="paragraph"/>
    <style:style style:name="P35" style:parent-style-name="ListParagraph" style:list-style-name="LFO5" style:family="paragraph"/>
  </office:automatic-styles>
  <office:body>
    <office:text text:use-soft-page-breaks="true">
      <text:p text:style-name="P1"><text:span text:style-name="T2">Accounts receivable (AR)</text:span><text:s/>represents the total amount of money owed to a business by its customers for goods or services that have been delivered but not yet paid for. It's a current asset on the balance sheet, reflecting the company's expectation to receive cash within a short period. AR is essentially a form of credit extended to customers, and managing it effectively is crucial for a company's financial health.<text:s/></text:p>
      <text:p text:style-name="P3">Accounts Receivable comes under Assets.</text:p>
      <text:p text:style-name="P4"/>
      <text:p text:style-name="Normal">Here's a more detailed explanation:</text:p>
      <text:p text:style-name="Normal">Key aspects of accounts receivable:</text:p>
      <text:p text:style-name="Normal">Definition:</text:p>
      <text:p text:style-name="Normal">AR is the total amount of unpaid invoices or outstanding payments from customers.<text:s/></text:p>
      <text:p text:style-name="Normal">Nature:</text:p>
      <text:p text:style-name="Normal">It's a current asset, meaning it's expected to be converted into cash<text:s/><text:span text:style-name="T5">within a year.</text:span><text:s/></text:p>
      <text:p text:style-name="Normal">Purpose:</text:p>
      <text:soft-page-break/>
      <text:p text:style-name="Normal">It reflects the credit extended by the business to its customers.<text:s/></text:p>
      <text:p text:style-name="Normal">Management:</text:p>
      <text:p text:style-name="Normal">Effective AR management involves tracking outstanding invoices, following up on overdue payments, and implementing policies to minimize bad debt, according to Upflow.<text:s/></text:p>
      <text:p text:style-name="Normal">Impact:</text:p>
      <text:p text:style-name="Normal">AR management directly impacts a company's cash flow and profitability, as it determines how quickly the company receives payment for its sales.<text:s/></text:p>
      <text:p text:style-name="Normal">Financial Statements:</text:p>
      <text:p text:style-name="Normal"><text:span text:style-name="T6">AR is reported on the balance sheet under current assets</text:span>, and its value is reflected in the company's working capital, says CFI.<text:s/></text:p>
      <text:p text:style-name="Normal">Example:</text:p>
      <text:p text:style-name="Normal">If a business sells $1000 worth of goods on credit to a customer, it will record $1000 as an account receivable until the customer makes payment. This $1000 is an asset for the business until it's converted into cash.<text:s/></text:p>
      <text:p text:style-name="Normal">In contrast to accounts payable:</text:p>
      <text:p text:style-name="Normal">While AR represents the money owed to the business, accounts payable represents the money the business owes to its suppliers or vendors for goods or services purchased on credit.<text:s/></text:p>
      <text:p text:style-name="Normal">In essence, accounts receivable is a critical part of a business's financial operations, impacting its ability to manage cash flow, track outstanding debt, and ultimately, its overall financial health..</text:p>
      <text:p text:style-name="Normal"/>
      <text:p text:style-name="Normal"/>
      <text:soft-page-break/>
      <text:p text:style-name="Normal">1B. <text:s/></text:p>
      <text:p text:style-name="Normal"/>
      <text:p text:style-name="Title"><text:span text:style-name="T7">Accumulated depreciation</text:span><text:s/>is the total amount of depreciation expense recorded against an asset since it was put into service. It's a contra-asset account that reduces the book value of an asset on the balance sheet, reflecting its accumulated wear and tear or obsolescence.<text:s/></text:p>
      <text:p text:style-name="Normal"/>
      <text:p text:style-name="P8">Accumulated Depreciation comes under Assets</text:p>
      <text:p text:style-name="P9"/>
      <text:p text:style-name="Normal">Here's a more detailed explanation:</text:p>
      <text:p text:style-name="Normal">What it is:</text:p>
      <text:p text:style-name="Normal">Accumulated depreciation represents the cumulative impact of depreciation expense on an asset's value over its useful life.<text:s/></text:p>
      <text:p text:style-name="Normal">Where it's found:</text:p>
      <text:p text:style-name="Normal">It's typically found on the balance sheet, under the non-current asset section, and is subtracted from the asset's original cost to arrive at its book value.<text:s/></text:p>
      <text:p text:style-name="Normal">Why it matters:</text:p>
      <text:p text:style-name="Normal">Accumulated depreciation helps to:</text:p>
      <text:soft-page-break/>
      <text:p text:style-name="Normal">Accurately reflect an asset's current value on the financial statements.<text:s/></text:p>
      <text:p text:style-name="Normal">Determine the asset's book value, which is relevant for financial reporting and decision-making.<text:s/></text:p>
      <text:p text:style-name="Normal">Show the total amount of depreciation expense that has been recognized against the asset.<text:s/></text:p>
      <text:p text:style-name="Normal">Relationship to Depreciation Expense:</text:p>
      <text:p text:style-name="Normal">Depreciation expense is the amount of depreciation recorded for a single accounting period, while accumulated depreciation is the cumulative total of all depreciation expenses recorded for the asset to date.<text:s/></text:p>
      <text:p text:style-name="Normal">How it's calculated:</text:p>
      <text:p text:style-name="Normal">Accumulated depreciation is calculated by summing up the depreciation expense for each period since the asset was first put into service.<text:s/></text:p>
      <text:p text:style-name="Normal">Example: If a company purchases equipment for $100,000 with a 5-year lifespan and uses the straight-line depreciation method, the annual depreciation expense is $20,000 ($100,000 / 5 years). After 3 years, the accumulated depreciation would be $60,000 ($20,000 * 3 years). The book value of the equipment would be $40,000 ($100,000 - $60,000).</text:p>
      <text:p text:style-name="Normal"/>
      <text:p text:style-name="Normal">2. <text:s/><text:span text:style-name="TitleChar">Accounts Payable (AP) refers to the money a business owes to its suppliers or vendors for goods or services purchased on<text:s/></text:span><text:soft-page-break/><text:span text:style-name="TitleChar">credit. It's a current liability, meaning it's an obligation that needs to be paid within a short timeframe (usually within a year). The Accounts Payable department or function is responsible for managing these outstanding payments, including processing invoices, making payments, and maintaining vendor relationships.<text:s/></text:span></text:p>
      <text:p text:style-name="Normal"><text:span text:style-name="T10">Acccounts Payable comes under Liabilities</text:span></text:p>
      <text:p text:style-name="Normal"/>
      <text:p text:style-name="Normal">Here's a more detailed breakdown:</text:p>
      <text:p text:style-name="Normal">What it is:</text:p>
      <text:p text:style-name="Normal">AP represents the debts a company has incurred for goods or services received but not yet paid for.<text:s/></text:p>
      <text:p text:style-name="Normal">Where it appears:</text:p>
      <text:p text:style-name="P11">It's listed on a company's balance sheet under current liabilities.<text:s/></text:p>
      <text:p text:style-name="Normal">Key responsibilities:</text:p>
      <text:p text:style-name="Normal">The AP department handles invoice processing, payment processing, vendor communication, and maintaining vendor relationships.<text:s/></text:p>
      <text:soft-page-break/>
      <text:p text:style-name="Normal">Impact on cash flow:</text:p>
      <text:p text:style-name="Normal">AP plays a crucial role in managing cash flow. By carefully managing AP, a business can optimize its cash position.<text:s/></text:p>
      <text:p text:style-name="Normal">Relationship to other accounts:</text:p>
      <text:p text:style-name="Normal">AP is the counterpart to Accounts Receivable (AR), which represents the money owed to a business by its customers.</text:p>
      <text:p text:style-name="Normal"/>
      <text:p text:style-name="Normal">3. <text:s/>Notes payable are a company's liabilities representing formal, written promises to repay a borrowed amount to a lender, often with interest, over a defined period. They are typically long-term liabilities but can be classified as current if due within 12 months.<text:s/></text:p>
      <text:p text:style-name="Normal">Key Characteristics:</text:p>
      <text:p text:style-name="Normal">Formal Agreements:</text:p>
      <text:p text:style-name="Normal">Unlike accounts payable, notes payable are formal written agreements (promissory notes) with specific terms like interest rates and maturity dates.<text:s/></text:p>
      <text:p text:style-name="Normal">Long-Term Liabilities:</text:p>
      <text:p text:style-name="Normal">They are usually long-term liabilities, representing obligations beyond 12 months, though often within five years.<text:s/></text:p>
      <text:p text:style-name="Normal">Recorded on Balance Sheet:</text:p>
      <text:p text:style-name="Normal"/>
      <text:p text:style-name="P12">4. <text:s/></text:p>
      <text:p text:style-name="Title"><text:span text:style-name="T13">Notes payable</text:span><text:s/>are listed under<text:s/><text:span text:style-name="T14">liabilities</text:span><text:s/>on the balance sheet, often separated into<text:s/><text:soft-page-break/>"bank debt" and "other long-term notes payable," says BDC.<text:s/></text:p>
      <text:p text:style-name="Normal">Interest:</text:p>
      <text:p text:style-name="Normal">Notes payable usually include an interest component, adding to the total repayment amount.<text:s/></text:p>
      <text:p text:style-name="Normal">Examples:</text:p>
      <text:p text:style-name="Normal">Companies may use notes payable to finance major purchases, long-term investments, or for cash flow management, says DOKKA.<text:s/></text:p>
      <text:p text:style-name="Normal">Distinction from Accounts Payable:</text:p>
      <text:p text:style-name="Normal">Formal Agreement:</text:p>
      <text:p text:style-name="Normal">Notes payable are formal written agreements, while accounts payable are more informal for goods or services received.<text:s/></text:p>
      <text:p text:style-name="Normal">Interest:</text:p>
      <text:p text:style-name="P15">Notes payable typically include interest, while accounts payable usually don't.<text:s/></text:p>
      <text:p text:style-name="Normal">Due Date:</text:p>
      <text:p text:style-name="Normal">Notes payable have a specific due date and repayment schedule, unlike accounts payable which may have more flexible payment terms.<text:s/></text:p>
      <text:p text:style-name="Normal">Accounting for Notes Payable:</text:p>
      <text:p text:style-name="Normal">Debit and Credit: When borrowing, the company debits cash and credits notes payable.<text:s/></text:p>
      <text:p text:style-name="Normal">Interest Expense: As the loan is repaid, the company debits notes payable and interest expense, and credits cash.<text:s/></text:p>
      <text:soft-page-break/>
      <text:p text:style-name="Normal">Balance Sheet: Notes payable are reported on the balance sheet under liabilities, with any interest expense and interest payable also shown.</text:p>
      <text:p text:style-name="Normal"/>
      <text:p text:style-name="Normal"/>
      <text:p text:style-name="Normal"/>
      <text:p text:style-name="Normal"/>
      <text:p text:style-name="Normal"/>
      <text:p text:style-name="Normal"/>
      <text:p text:style-name="Normal"/>
      <text:p text:style-name="Normal"/>
      <text:p text:style-name="Normal">5.</text:p>
      <text:p text:style-name="Title"><text:span text:style-name="T16">Interest payable</text:span><text:s/>represents the amount of interest a company owes on borrowed funds (like loans or bonds) that has been incurred but not yet paid as of the reporting date of the financial statements. It's a liability account on the balance sheet.<text:s/></text:p>
      <text:p text:style-name="P17">Interest Payable comes under liabilities.</text:p>
      <text:p text:style-name="P18"/>
      <text:p text:style-name="Normal"/>
      <text:p text:style-name="Normal">Here's a more detailed explanation:</text:p>
      <text:soft-page-break/>
      <text:p text:style-name="Normal">What it is:</text:p>
      <text:p text:style-name="Normal">Accrued interest:</text:p>
      <text:p text:style-name="Normal">Interest payable is also known as accrued interest, meaning the interest has been earned by the lender but hasn't been paid yet.<text:s/></text:p>
      <text:p text:style-name="Normal">Liability:</text:p>
      <text:p text:style-name="Normal">It's a liability because the company has an obligation to pay the interest.<text:s/></text:p>
      <text:p text:style-name="Normal">Reporting on balance sheet:</text:p>
      <text:p text:style-name="Normal">It's shown on the balance sheet as a current liability, typically under "Current Liabilities".<text:s/></text:p>
      <text:p text:style-name="Normal">Source of interest:</text:p>
      <text:p text:style-name="Normal">The interest usually stems from loans, bonds, or capital leases that the company owes.<text:s/></text:p>
      <text:p text:style-name="Normal">Why it's important:</text:p>
      <text:p text:style-name="Normal">Tracking financial obligations:</text:p>
      <text:p text:style-name="Normal">Interest payable helps companies keep track of their debt obligations and ensures timely payments, according to Indeed.<text:s/></text:p>
      <text:p text:style-name="Normal">Financial statement analysis:</text:p>
      <text:p text:style-name="Normal">A significant increase in interest payable may signal a delay in payments, potentially indicating financial difficulties.<text:s/></text:p>
      <text:p text:style-name="Normal">Stakeholder analysis:</text:p>
      <text:p text:style-name="Normal">High interest payable might be seen as a sign of a company's inability to meet its debt obligations and can impact investor confidence.<text:s/></text:p>
      <text:p text:style-name="Normal">In simple terms:</text:p>
      <text:soft-page-break/>
      <text:p text:style-name="Normal">Imagine you borrow money from a bank. You'll pay interest on that loan. Interest payable is the amount of that interest that you've accrued (meaning it's become due) but haven't actually paid yet.</text:p>
      <text:p text:style-name="Normal"/>
      <text:p text:style-name="Normal"/>
      <text:p text:style-name="Normal">6.<text:s/></text:p>
      <text:p text:style-name="Normal"><text:span text:style-name="T19">Owner's capital</text:span>, also known as owner's equity or shareholder's equity, represents the portion of a business's assets that the owner(s) have funded through their investments and retained earnings. It's essentially the residual claim on the business's assets after all liabilities are subtracted.<text:s/></text:p>
      <text:p text:style-name="Normal"/>
      <text:p text:style-name="P20">Owners capital comes under Owners Equity</text:p>
      <text:p text:style-name="Normal">Key points about Owner's Capital:</text:p>
      <text:p text:style-name="Normal">Definition:</text:p>
      <text:p text:style-name="Normal">Owner's capital is the total value of the company's assets minus its liabilities, representing the owner(s)'s stake in the business.<text:s/></text:p>
      <text:p text:style-name="Normal">Formula:</text:p>
      <text:p text:style-name="Normal">Owner's Capital = Total Assets - Total Liabilities.<text:s/></text:p>
      <text:p text:style-name="Normal">Components:</text:p>
      <text:p text:style-name="Normal">It includes initial investments by the owner(s), retained earnings (profits reinvested in the business), and any other capital contributions.<text:s/></text:p>
      <text:p text:style-name="Normal">Relationship to Liabilities:</text:p>
      <text:p text:style-name="Normal">Liabilities are debts owed to others, while owner's capital represents the owners' investment in the business.<text:s/></text:p>
      <text:soft-page-break/>
      <text:p text:style-name="Normal">Importance:</text:p>
      <text:p text:style-name="Normal">Owner's capital is a crucial indicator of a company's financial health and can affect its ability to obtain financing and attract investors.<text:s/></text:p>
      <text:p text:style-name="Normal">Impact on Balance Sheet:</text:p>
      <text:p text:style-name="Normal">Owner's capital is a key component of the balance sheet, alongside assets and liabilities.<text:s/></text:p>
      <text:p text:style-name="Normal">Example:</text:p>
      <text:p text:style-name="Normal">If a company has assets valued at $100,000 and liabilities of $40,000, its owner's capital would be $60,000.</text:p>
      <text:p text:style-name="Normal"/>
      <text:p text:style-name="Normal"/>
      <text:p text:style-name="Normal">8.</text:p>
      <text:p text:style-name="Title">An "<text:span text:style-name="T21">income summary</text:span>" is a temporary accounting account used to consolidate and prepare for closing revenue and expense accounts at the end of an accounting period. It's essentially a holding account that helps calculate net income or loss before transferring it to retained earnings (for corporations) or the owner's<text:s/><text:soft-page-break/>equity account (for sole proprietorships or partnerships).<text:s/></text:p>
      <text:p text:style-name="Normal"/>
      <text:p text:style-name="P22">Income Summary comes under Owners Equity</text:p>
      <text:p text:style-name="P23"/>
      <text:p text:style-name="Normal">Here's a more detailed explanation:</text:p>
      <text:p text:style-name="Normal">What it is:</text:p>
      <text:p text:style-name="Normal">The income summary is a temporary account used only at the end of an accounting period.<text:s/></text:p>
      <text:p text:style-name="Normal">It's a clearing account that receives the balances from all revenue and expense accounts.<text:s/></text:p>
      <text:p text:style-name="Normal">It's not a permanent account and will have a zero balance at the beginning and end of each period, except when used in the closing process.<text:s/></text:p>
      <text:p text:style-name="Normal">Purpose:</text:p>
      <text:p text:style-name="Normal">Summarizing income and expenses:</text:p>
      <text:p text:style-name="Normal">It provides a summary of all income and expenses for a specific period, effectively acting as a short-term version of the income statement.<text:s/></text:p>
      <text:p text:style-name="Normal">Calculating net income/loss:</text:p>
      <text:p text:style-name="Normal">The balance of the income summary account represents the net income or loss for the period.<text:s/></text:p>
      <text:p text:style-name="Normal">Closing the books:</text:p>
      <text:soft-page-break/>
      <text:p text:style-name="Normal">It's used to prepare the books for the next accounting period by transferring the net income or loss to the appropriate equity account, effectively clearing out the temporary accounts.<text:s/></text:p>
      <text:p text:style-name="Normal">How it works:</text:p>
      <text:p text:style-name="Normal">1. Close revenue accounts:</text:p>
      <text:p text:style-name="Normal">All revenue accounts are closed by debiting them and crediting the income summary account.<text:s/></text:p>
      <text:p text:style-name="Normal">2. Close expense accounts:</text:p>
      <text:p text:style-name="Normal">All expense accounts are closed by crediting them and debiting the income summary account.<text:s/></text:p>
      <text:p text:style-name="Normal">3. Close the income summary account:</text:p>
      <text:p text:style-name="Normal">The balance of the income summary account (which represents net income or loss) is then transferred to the retained earnings account (for corporations) or the owner's equity account (for sole proprietorships or partnerships).<text:s/></text:p>
      <text:p text:style-name="Normal">Example:</text:p>
      <text:p text:style-name="Normal">Imagine a business has $10,000 in revenues and $8,000 in expenses. The income summary would be credited for $10,000 (closing revenues) and debited for $8,000 (closing expenses), resulting in a credit balance of $2,000. This $2,000 is the net income, which would then be transferred to retained earnings.</text:p>
      <text:p text:style-name="Normal"/>
      <text:p text:style-name="Normal">9.</text:p>
      <text:p text:style-name="Normal"/>
      <text:soft-page-break/>
      <text:p text:style-name="Title"><text:span text:style-name="T24">Revenue</text:span><text:s/>and income are two essential financial concepts that play a crucial role in determining the financial health of a business or individual. While revenue is the total earned from sales or other sources, income is the profit earned after accounting for all expenses.<text:s/></text:p>
      <text:p text:style-name="Normal"/>
      <text:p text:style-name="Normal">Credit:<text:s/><text:a xlink:href="https://www.klipfolio.com/resources/kpi-examples/financial/revenue-vs-income" office:target-frame-name="_top" xlink:show="replace"><text:span text:style-name="Hyperlink">https://www.klipfolio.com/resources/kpi-examples/financial/revenue-vs-income</text:span></text:a></text:p>
      <text:p text:style-name="Normal"/>
      <text:p text:style-name="Normal">Revenue is the total amount of money generated from a business's primary operations. It's also referred to as gross sales or "the top line" because it's the first line on an income statement. It's calculated by multiplying a company's average sales price by the number of units sold.</text:p>
      <text:p text:style-name="Normal">Credit:<text:s/><text:a xlink:href="https://www.investopedia.com/ask/answers/122214/what-difference-between-revenue-and-income.asp" office:target-frame-name="_top" xlink:show="replace"><text:span text:style-name="Hyperlink">https://www.investopedia.com/ask/answers/122214/what-difference-between-revenue-and-income.asp</text:span></text:a></text:p>
      <text:p text:style-name="Normal"/>
      <text:p text:style-name="Normal">10.</text:p>
      <text:p text:style-name="Title">BUSINESS EXPENSES</text:p>
      <text:p text:style-name="Normal"/>
      <text:p text:style-name="Normal">35 Essential Business Expense Categories</text:p>
      <text:soft-page-break/>
      <text:p text:style-name="Normal">If you’re making a list of business expense categories for the first time or simply need a reminder, here are the most common types you might want to include:</text:p>
      <text:p text:style-name="Normal"/>
      <text:p text:style-name="Normal">1. Utilities</text:p>
      <text:p text:style-name="Normal">The good news for those renting a commercial space for their business is that the utilities' taxes are fully deductible. Utilities often include expenses like electricity, water, internet, phone, sewage, and trash pickup.</text:p>
      <text:p text:style-name="Normal"/>
      <text:p text:style-name="Normal">2. Rent or Mortgage Costs</text:p>
      <text:p text:style-name="Normal">If you’re paying rent for the office space, you’re likely eligible for a tax deduction on the interest rate. The same applies to mortgage costs. Mortgage interest on real estate you own is generally deductible. However, under certain circumstances, you may need to capitalize the interest instead of deducting it immediately. For more information, read Capitalization of Interest.</text:p>
      <text:p text:style-name="Normal"/>
      <text:p text:style-name="Normal">All these costs fall under the category of occupancy expenses, which are costs related to the operation of your business. Other occupancy expenses include property taxes, insurance, and office space repairs and maintenance.<text:s/></text:p>
      <text:p text:style-name="Normal"/>
      <text:p text:style-name="Normal">Be sure to keep track of all your rental or mortgage loan payments throughout the year and of any other associated costs so that you can accurately report them on your tax return.</text:p>
      <text:p text:style-name="Normal"/>
      <text:soft-page-break/>
      <text:p text:style-name="Normal">3. Office Supplies and Office Assets</text:p>
      <text:p text:style-name="Normal">Office supplies, including the amount of stationery, cleaning supplies, paper towels, etc actually consumed and used during the tax year and be deducted.<text:s/></text:p>
      <text:p text:style-name="Normal"/>
      <text:p text:style-name="Normal">Office assets encompass a wide range of items, including land, buildings, machinery, furniture, trucks, patents, and franchise rights. The entire cost of these assets, including freight and installation charges, must be capitalized. Certain property you produce for use in your trade or business must be capitalized under the uniform capitalization rules.<text:s/></text:p>
      <text:p text:style-name="Normal"/>
      <text:p text:style-name="Normal">(See IRS Regulations section 1.263A-2 for information on these rules. )</text:p>
      <text:p text:style-name="Normal"/>
      <text:p text:style-name="Normal">4. Business Trip Expenses</text:p>
      <text:p text:style-name="Normal">Business trip expenses are tax-deductible, but the IRS has strict rules about what qualifies as a business trip expense. Firstly, the trip’s primary purpose must be to conduct business activities, such as meeting with clients or suppliers, attending conferences and trade shows, or training employees. If the business trip has a mix of business and personal expenses, ensure you report the right ones to get the correct deductions.</text:p>
      <text:p text:style-name="Normal"/>
      <text:p text:style-name="Normal">Generally, you can deduct any expense considered necessary for business. Tax-deductible business trip costs include flights, gas, hotels, meals, and parking fees. Remember that only half of the tax gets written off when it comes to meals.</text:p>
      <text:p text:style-name="Normal"/>
      <text:p text:style-name="Normal">Also Read:</text:p>
      <text:p text:style-name="Normal"/>
      <text:p text:style-name="Normal">How To Track Mileage For Taxes: A Quick Guide</text:p>
      <text:p text:style-name="Normal">5. Marketing</text:p>
      <text:p text:style-name="Normal">Advertising expenses that are directly related to your business activities can be deducted. You can also deduct the cost of goodwill advertising done to keep your name before your audience if it directly relates to the business you expect to gain in the future.<text:s/></text:p>
      <text:p text:style-name="Normal"/>
      <text:p text:style-name="Normal">6. Employees’<text:s/>Salaries</text:p>
      <text:p text:style-name="Normal">Business owners can deduct the salaries of their employees as a business expense. This deduction also includes any bonuses, wages, commissions, or other noncash compensation like vacation allowances or fringe benefits made to workers.<text:s/></text:p>
      <text:p text:style-name="Normal"/>
      <text:p text:style-name="Normal">Keep in mind that in order to be deductible, your employees’<text:s/>pay must be reasonable and necessary for conducting business to qualify for a deduction. The pay must also satisfy the following tests:</text:p>
      <text:p text:style-name="Normal"/>
      <text:p text:style-name="Normal">Test 1. It must be reasonable.</text:p>
      <text:p text:style-name="Normal">Test 2. It must be for services performed.</text:p>
      <text:p text:style-name="Normal">Test 1 - Reasonable</text:p>
      <text:p text:style-name="Normal">Factors to consider to determine whether the pay is reasonable:</text:p>
      <text:p text:style-name="Normal"/>
      <text:soft-page-break/>
      <text:p text:style-name="Normal">Job Duties: The nature and complexity of the work performed.</text:p>
      <text:p text:style-name="Normal">Workload: The volume of work handled and the level of responsibility.</text:p>
      <text:p text:style-name="Normal">Business Complexity: The intricacy and demands of the business operations.</text:p>
      <text:p text:style-name="Normal">Time Commitment: The amount of time dedicated to the role.</text:p>
      <text:p text:style-name="Normal">Cost of Living: The prevailing living expenses in the area.</text:p>
      <text:p text:style-name="Normal">Employee Performance: The individual employee's skills, experience, and accomplishments.</text:p>
      <text:p text:style-name="Normal">Compensation Equity: The employee's pay relative to the company's overall profitability and shareholder distributions.</text:p>
      <text:p text:style-name="Normal">Company Pay Policy: The established pay structure and compensation guidelines for all employees.</text:p>
      <text:p text:style-name="Normal">Pay History: The individual employee's salary progression over time.</text:p>
      <text:p text:style-name="Normal">Test 2 - For Services Performed</text:p>
      <text:p text:style-name="Normal">You must be able to prove that the payments were made for services that were actually performed.</text:p>
      <text:p text:style-name="Normal"/>
      <text:p text:style-name="Normal">7. Employee Training</text:p>
      <text:p text:style-name="Normal">If you’re offering skills training to your employees, you’ll be able to deduct tax. This includes the cost of sending employees to training courses and providing in-house training. The only restriction is that the education must be for job-related skills your business requires.</text:p>
      <text:p text:style-name="Normal"/>
      <text:p text:style-name="Normal">8. Business Insurance</text:p>
      <text:soft-page-break/>
      <text:p text:style-name="Normal">Liability insurance, worker's compensation, disability, and other business-related insurance are deductible. However, commercial auto insurance is a bit more complex; if you use the vehicle solely for commuting, it doesn't count as a business expense. On the other hand, driving the car for business reasons but still using it for personal purposes will likely grant you a partial tax deduction. <text:s/></text:p>
      <text:p text:style-name="Normal"/>
      <text:p text:style-name="Normal">Listed below are some other deductions you can make for premiums if you pay for the following kinds of insurance:</text:p>
      <text:p text:style-name="Normal"/>
      <text:p text:style-name="Normal">Property and casualty insurance: Covers losses due to fire, theft, accidents, or other unforeseen events.</text:p>
      <text:p text:style-name="Normal">Credit insurance: Protects against losses arising from unpaid customer debts.</text:p>
      <text:p text:style-name="Normal">Health and medical insurance: Covers employees' medical expenses, including long-term care. For partnerships, premiums paid for partners are deductible as guaranteed payments.</text:p>
      <text:p text:style-name="Normal">Liability insurance: Safeguards against legal claims resulting from damages or injuries caused by your business activities.</text:p>
      <text:p text:style-name="Normal">Malpractice insurance: Protects healthcare professionals against claims of professional negligence leading to patient harm.</text:p>
      <text:p text:style-name="Normal">Workers' compensation insurance: Mandatory insurance that covers employee injuries or illnesses arising from work-related activities.<text:s/></text:p>
      <text:p text:style-name="Normal">Unemployment insurance contributions: Deductible if considered taxes under state law.</text:p>
      <text:p text:style-name="Normal">Overhead insurance: Covers business expenses incurred during prolonged disability due to personal injury or illness.</text:p>
      <text:soft-page-break/>
      <text:p text:style-name="Normal">Vehicle insurance: Covers business vehicles for liability, damages, and other losses. If a vehicle serves both personal and business purposes, only the portion attributed to business use is deductible. If using the standard mileage rate for vehicle expenses, no insurance premium deduction is allowed.</text:p>
      <text:p text:style-name="Normal">Life insurance: Deductible if covering officers or employees, provided you are not a direct or indirect beneficiary.</text:p>
      <text:p text:style-name="Normal">Business interruption insurance: Compensates for lost profits due to temporary business disruptions.</text:p>
      <text:p text:style-name="Normal">9. Bank Fees</text:p>
      <text:p text:style-name="Normal">Businesses can deduct bank fees as business expenses. This includes maintenance, business loan interest, and insufficient funds fees. Therefore, keeping track of these expenses is essential to stay organized and optimize deductions come tax time.</text:p>
      <text:p text:style-name="Normal"/>
      <text:p text:style-name="Normal">10. Gadgets</text:p>
      <text:p text:style-name="Normal">You must include the gadgets you need to purchase for your business as a business expense category. You can deduct the cost of these items as a business expense if used for work-related purposes.<text:s/></text:p>
      <text:p text:style-name="Normal"/>
      <text:p text:style-name="Normal">You can also deduct the cost of computers, tablets, or cell phones from your taxable income. However, if you use them partially for personal purposes, then you likely won't get more than half of the amount deducted.</text:p>
      <text:p text:style-name="Normal"/>
      <text:p text:style-name="Normal">11. Printing Expenses</text:p>
      <text:soft-page-break/>
      <text:p text:style-name="Normal">Self-employed individuals can get a tax deduction on printing expenses necessary to run their business. This includes the cost of paper, ink, and other supplies used for printing business-related documents. Additionally, self-employed workers can deduct the cost of repairs and maintenance for printers and other office equipment.</text:p>
      <text:p text:style-name="Normal"/>
      <text:p text:style-name="Normal">12. Software Expenses</text:p>
      <text:p text:style-name="Normal">Software used for business purposes may be eligible for a tax deduction. These costs consist of purchasing and installing software and paying subscription fees.<text:s/></text:p>
      <text:p text:style-name="Normal"/>
      <text:p text:style-name="Normal">The deductible amount will depend on the type and use of the software in your business. For example, accounting or project management software falls into this category. Therefore, if you use accounting software to track your expenses, you can deduct the entire cost when tax season comes. However, if you use the software for personal purposes as well, you can only deduct a portion of the cost.</text:p>
      <text:p text:style-name="Normal"/>
      <text:p text:style-name="Normal">13. Website Expenses</text:p>
      <text:p text:style-name="Normal">Nowadays, having a website is crucial for running a successful business. The good news is that you can get tax deductions for web hosting and domain fees. The IRS hasn’t outlined the rules for this category yet, but it can be put in the advertising category.</text:p>
      <text:p text:style-name="Normal"/>
      <text:p text:style-name="Normal">14. Internet Expenses</text:p>
      <text:soft-page-break/>
      <text:p text:style-name="Normal">The internet is a necessary tool for most businesses. It allows them to stay in touch with clients, customers, and suppliers, research new products and services, and promote the business. As a result, the IRS considers internet usage to be a tax-deductible business expense. So remember this the next time you’re on a flight and need to purchase an internet package to stay in touch with clients.</text:p>
      <text:p text:style-name="Normal"/>
      <text:p text:style-name="Normal">15. Presents</text:p>
      <text:p text:style-name="Normal">This may come as a surprise, but you can get a tax deduction if you buy presents for your business associates, clients, or employees. This ​​encompasses everything from small tokens of appreciation to more items such as vacations or jewelry. As long as the gift is given to promote business relations, it’s considered a valid deduction.</text:p>
      <text:p text:style-name="Normal"/>
      <text:p text:style-name="Normal">16. Continuing Education</text:p>
      <text:p text:style-name="Normal">This includes courses you take for continuing education or seminars just to stay on top of changing trends in the industry. All materials, books, and registration fees made for you and your employees are tax-deductible. Additionally, you can also deduct the payments you make to employees to reimburse them for relevant educational purposes.</text:p>
      <text:p text:style-name="Normal"/>
      <text:p text:style-name="Normal">These payments can be deducted if they are part of a qualified educational assistance program. You can deduct them on the<text:s/>“Employee benefit programs”<text:s/>or any other appropriate line of your tax return.<text:s/></text:p>
      <text:p text:style-name="Normal"/>
      <text:soft-page-break/>
      <text:p text:style-name="Normal">17. Credit And Collection Fees</text:p>
      <text:p text:style-name="Normal">Organizations that use the accrual method of accounting, where revenue and expenses are recorded as they’re incurred even if no money changes hands, are allowed to deduct unpaid invoices as bad debt for the business. Any amount spent in trying to collect debt, even hiring an external organization to collect what’s owed, also counts.<text:s/></text:p>
      <text:p text:style-name="Normal"/>
      <text:p text:style-name="Normal">18. Dues And Subscriptions Expense</text:p>
      <text:p text:style-name="Normal">Subscriptions to industry journals and magazines related to the niche of your business can also be deducted from taxes.<text:s/></text:p>
      <text:p text:style-name="Normal"/>
      <text:p text:style-name="Normal">19. Maintenance And Repairs</text:p>
      <text:p text:style-name="Normal">Businesses that use fleet vehicles for their operations can claim deductions for the percentage used for business purposes. When calculating actual vehicle expenses, you can factor in gas, oil, repairs, tires, insurance, registration fees, licenses, and depreciation (or lease payments) proportional to the total business miles driven. Alternatively, you can opt for the standard mileage rate</text:p>
      <text:p text:style-name="Normal"/>
      <text:p text:style-name="Normal">Moreover, repair and maintenance expenses for other types of equipment and machinery employed in your business are also deductible. Some examples of repairs include:</text:p>
      <text:p text:style-name="Normal"/>
      <text:p text:style-name="Normal">Reconditioning floors (not replacement)</text:p>
      <text:p text:style-name="Normal">Repainting the interior and exterior walls of a building</text:p>
      <text:soft-page-break/>
      <text:p text:style-name="Normal">Cleaning and repairing roofs and gutters, and</text:p>
      <text:p text:style-name="Normal">Fixing plumbing leaks (but not replacement of fixtures)</text:p>
      <text:p text:style-name="Normal">20. Legal And Professional Expenses</text:p>
      <text:p text:style-name="Normal">Any kind of fees paid to CPAs, financial planners, lawyers, and other professionals can be deducted.<text:s/></text:p>
      <text:p text:style-name="Normal"/>
      <text:p text:style-name="Normal">21. Telephone<text:s/></text:p>
      <text:p text:style-name="Normal">All telecommunications fees within a commercial space can be deducted. You can also deduct additional phone lines in a home office, and cell phone contracts as a sub-category of your office expenses.</text:p>
      <text:p text:style-name="Normal"/>
      <text:p text:style-name="Normal">22. Postage And Shipping<text:s/></text:p>
      <text:p text:style-name="Normal">Shipping costs, such as stamps, freight, and postage fees incurred while mailing business-related items, including products shipped to customers and return shipping labels, are eligible for deductions. Envelopes and packaging materials are considered office supplies and can also be deducted.</text:p>
      <text:p text:style-name="Normal"/>
      <text:p text:style-name="Normal">23. Printing<text:s/></text:p>
      <text:p text:style-name="Normal">Payments for printing services, printers, and ink cartridges are included in this category. Keep in mind that if you use direct-mail marketing, you can also deduct the cost of producing the materials. <text:s/></text:p>
      <text:p text:style-name="Normal"/>
      <text:p text:style-name="Normal">24. Utilities</text:p>
      <text:soft-page-break/>
      <text:p text:style-name="Normal">The following utilities are full-deductible–internet, electricity, sewage, and trash pickup charges. For a home office, you can deduct the proportion of how much of these utilities are used for business purposes.<text:s/></text:p>
      <text:p text:style-name="Normal"/>
      <text:p text:style-name="Normal">25. Moving Expenses</text:p>
      <text:p text:style-name="Normal">If you move for work-related purposes, you can deduct 100% of your moving costs as long as you pass the distance test–your new job location needs to be at least 50 miles from your previous location.<text:s/></text:p>
      <text:p text:style-name="Normal"/>
      <text:p text:style-name="Normal">26. Depreciation</text:p>
      <text:p text:style-name="Normal">Big ticket items like deducting the expenses of machinery or a vehicle over its lifetime use instead of a single tax year.<text:s/></text:p>
      <text:p text:style-name="Normal"/>
      <text:p text:style-name="Normal">27. Charitable Contributions</text:p>
      <text:p text:style-name="Normal">Cash payments to an organization, regardless of its charitable status, are deductible as business expenses if they are directly related to your business operations and are not charitable contributions or gifts. Charitable contributions or gifts cannot be deducted as business expenses.</text:p>
      <text:p text:style-name="Normal"/>
      <text:p text:style-name="Normal">For example - You paid $200 to a local youth sports league to sponsor their annual fundraiser dinner. The purpose of the sponsorship was to increase brand awareness and attract new customers to your business. Your payment isn’t a charitable contribution. You can deduct it as an advertising expense.</text:p>
      <text:p text:style-name="Normal">28. Child And/Or Dependent Care</text:p>
      <text:soft-page-break/>
      <text:p text:style-name="Normal">If you meet the IRS requirements, you can deduct the qualifying costs associated with child or dependent care.<text:s/></text:p>
      <text:p text:style-name="Normal"/>
      <text:p text:style-name="Normal">29. Startup Expenses</text:p>
      <text:p text:style-name="Normal">Startup expenses are defined as the amounts that are paid for:</text:p>
      <text:p text:style-name="Normal"/>
      <text:p text:style-name="Normal">Creating an active line of trade or business</text:p>
      <text:p text:style-name="Normal">Investigating the creation or acquisition of an active line of trade or business</text:p>
      <text:p text:style-name="Normal">A startup cost can be written off if it meets both the following conditions:</text:p>
      <text:p text:style-name="Normal"/>
      <text:p text:style-name="Normal">Active Trade or Business Expense: A cost incurred to operate an existing business in the same field as the one you entered into.</text:p>
      <text:p text:style-name="Normal">Pre-Opening Expense: A cost paid or incurred before the start date of your active trade or business.</text:p>
      <text:p text:style-name="Normal">Startup costs also include amounts paid for the following:</text:p>
      <text:p text:style-name="Normal"/>
      <text:p text:style-name="Normal">Market Research: Analyzing potential markets, products, labor supply, transportation, and other relevant factors.</text:p>
      <text:p text:style-name="Normal">Opening Promotion: Advertising the business's launch to attract customers.</text:p>
      <text:p text:style-name="Normal">Employee Training: Salaries for employees and instructors involved in pre-opening training.</text:p>
      <text:soft-page-break/>
      <text:p text:style-name="Normal">Business Development Expenses: Travel and other costs associated with securing distributors, suppliers, or customers.</text:p>
      <text:p text:style-name="Normal">Professional Services: Fees paid to executives, consultants, or other professionals for their services.</text:p>
      <text:p text:style-name="Normal">30. Mortgage Interest</text:p>
      <text:p text:style-name="Normal">You can deduct the interest incurred in purchasing a building or taking out a loan to improve your home for business purposes.</text:p>
      <text:p text:style-name="Normal"/>
      <text:p text:style-name="Normal">Keep in mind that some expenses you pay to obtain a mortgage cannot be deducted as interest. These include:<text:s/></text:p>
      <text:p text:style-name="Normal"/>
      <text:p text:style-name="Normal">Mortgage commissions</text:p>
      <text:p text:style-name="Normal">Abstract fees</text:p>
      <text:p text:style-name="Normal">Recording fees</text:p>
      <text:p text:style-name="Normal">These expenses are capital expenses.</text:p>
      <text:p text:style-name="Normal"/>
      <text:p text:style-name="Normal">31. Books And Magazine Subscriptions</text:p>
      <text:p text:style-name="Normal">While newspapers may not be tax deductible, magazines, books, and journals specialized directly to your business may be.<text:s/></text:p>
      <text:p text:style-name="Normal"/>
      <text:p text:style-name="Normal">32. Foreign Earned Income</text:p>
      <text:p text:style-name="Normal">If you run a business overseas, you may be eligible to exclude a portion of your foreign income from your tax return, known as the foreign earned income exclusion. However, individuals cannot deduct or credit foreign taxes paid on income exempt from U.S. tax<text:s/><text:soft-page-break/>under the foreign earned income exclusion or the foreign housing exclusion.<text:s/></text:p>
      <text:p text:style-name="Normal"/>
      <text:p text:style-name="Normal">For details on these exclusions, see Publication 54. For information on the foreign tax credit, see Publication 514.</text:p>
      <text:p text:style-name="Normal"/>
      <text:p text:style-name="Normal">33. Medical Expenses</text:p>
      <text:p text:style-name="Normal">All self-employed individuals who pay for their own medical care and insurance can deduct these expenses.<text:s/></text:p>
      <text:p text:style-name="Normal"/>
      <text:p text:style-name="Normal">You can also deduct the cost of medical, dental, and qualified long-term care insurance for your spouse, and your dependents. Health insurance coverage can extend to a child under age 27 at the end of 2022, even if they're not your dependent.</text:p>
      <text:p text:style-name="Normal"/>
      <text:p text:style-name="Normal">34. Licenses And Permits</text:p>
      <text:p text:style-name="Normal">All required licenses and permits are tax-deductible.<text:s/></text:p>
      <text:p text:style-name="Normal"/>
      <text:p text:style-name="Normal">35. Manufacturing Or Raw Materials</text:p>
      <text:p text:style-name="Normal">COGs (cost of goods sold), or items and storage paid to sell are all tax-deductible. The following are the types of expenses that go into COGs:</text:p>
      <text:p text:style-name="Normal"/>
      <text:p text:style-name="Normal">Materials and Freight: The cost of raw materials and freight incurred to obtain them.</text:p>
      <text:soft-page-break/>
      <text:p text:style-name="Normal">Storage: Storage costs for inventory and finished goods.</text:p>
      <text:p text:style-name="Normal">Direct Labor: Wages paid to workers directly involved in product manufacturing, including pension or annuity plan contributions.</text:p>
      <text:p text:style-name="Normal">Factory Overhead: Indirect manufacturing costs associated with the factory's operation, such as utilities, maintenance, and depreciation.</text:p>
      <text:p text:style-name="Normal">For more information, see Cost of goods sold—chapter 6 of Pub. 334.</text:p>
      <text:p text:style-name="Normal"/>
      <text:p text:style-name="Normal">Credit:<text:s/><text:a xlink:href="https://www.fylehq.com/blog/business-expense-categories" office:target-frame-name="_top" xlink:show="replace"><text:span text:style-name="Hyperlink">https://www.fylehq.com/blog/business-expense-categories</text:span></text:a></text:p>
      <text:p text:style-name="Normal"/>
      <text:p text:style-name="Normal">15.</text:p>
      <text:p text:style-name="Title"><text:span text:style-name="T25">Depreciation expense</text:span><text:s/>is a non-cash expense that reflects the portion of a fixed asset's cost allocated to an accounting period, representing the gradual decrease in its value due to use, wear and tear, or obsolescence. It's a way to match the expense of an asset with the revenue it generates over its useful life.<text:s/></text:p>
      <text:p text:style-name="Normal"/>
      <text:p text:style-name="P26">Depreciation expense comes under Expenses.</text:p>
      <text:p text:style-name="P27"/>
      <text:soft-page-break/>
      <text:p text:style-name="Normal">Key aspects of depreciation expense:</text:p>
      <text:p text:style-name="Normal">Non-cash expense:</text:p>
      <text:p text:style-name="Normal">While a company pays cash for the initial purchase of an asset, depreciation expense is an accounting entry that reduces the asset's value over time without requiring a cash payment.<text:s/></text:p>
      <text:p text:style-name="Normal">Asset allocation:</text:p>
      <text:p text:style-name="Normal">It spreads the cost of a long-term asset over its estimated useful life, rather than expensing the entire amount in the year of purchase.<text:s/></text:p>
      <text:p text:style-name="Normal">Matching principle:</text:p>
      <text:p text:style-name="Normal">Depreciation helps align the cost of using an asset with the revenue it helps generate, providing a more accurate picture of a company's profitability.<text:s/></text:p>
      <text:p text:style-name="Normal">Accurate asset valuation:</text:p>
      <text:p text:style-name="Normal">Depreciation reflects the decline in an asset's value over time, ensuring the balance sheet accurately portrays the asset's carrying value.<text:s/></text:p>
      <text:p text:style-name="Normal">Accounting standards:</text:p>
      <text:p text:style-name="Normal">Depreciation is a core principle of accounting, helping companies adhere to generally accepted accounting principles (GAAP).<text:s/></text:p>
      <text:p text:style-name="Normal">Tax implications:</text:p>
      <text:p text:style-name="Normal">Depreciation expense can be used as a tax deduction, reducing a company's taxable income and, consequently, its tax liability.</text:p>
      <text:p text:style-name="Normal"/>
      <text:p text:style-name="Normal">16.<text:s/></text:p>
      <text:soft-page-break/>
      <text:p text:style-name="Title"><text:span text:style-name="T28">Interest expense</text:span><text:s/>is the cost of borrowing money, which is recorded on a company's income statement. It's the amount of interest that a business owes on its loans, bonds, lines of credit, and other borrowings.</text:p>
      <text:p text:style-name="Title"/>
      <text:p text:style-name="P29">Interest expense comes under Expenses</text:p>
      <text:p text:style-name="Title"><text:s/></text:p>
      <text:p text:style-name="Normal">Interest expense</text:p>
      <text:p text:style-name="Normal">What it is</text:p>
      <text:p text:style-name="Normal">The cost of borrowing money from a lender</text:p>
      <text:p text:style-name="Normal">How it's calculated</text:p>
      <text:p text:style-name="Normal">Interest rate x outstanding principal amount of the debt</text:p>
      <text:p text:style-name="Normal">When it's recorded</text:p>
      <text:p text:style-name="Normal">On the income statement, after operating income</text:p>
      <text:p text:style-name="Normal">How it impacts a company</text:p>
      <text:p text:style-name="Normal">Reduces net income and profitability</text:p>
      <text:p text:style-name="Normal">Interest expense is a non-operating expense, which means it's not directly tied to a company's core business operations.<text:s/></text:p>
      <text:p text:style-name="Normal">Other interest expense considerations</text:p>
      <text:soft-page-break/>
      <text:p text:style-name="Normal">Interest expense can be applied to any type of borrowing, including loans, credit cards, and lines of credit<text:s/></text:p>
      <text:p text:style-name="Normal">Interest payments often take place over a set time period, often monthly<text:s/></text:p>
      <text:p text:style-name="Normal">Interest expense is typically the last item before taxes are deducted to arrive at net income<text:s/></text:p>
      <text:p text:style-name="Normal">Some interest can be claimed as a deduction or as a credit<text:s/></text:p>
      <text:p text:style-name="Normal">You can calculate interest expense using the formula<text:s/></text:p>
      <text:p text:style-name="Normal">Interest expense = Interest rate (%) x [(Beginning + Ending Debt Balance) / 2)]</text:p>
      <text:p text:style-name="Normal"/>
      <text:p text:style-name="Normal">Interest expense is a non-operating expense shown on the income statement. It represents interest payable on any borrowings—bonds, loans, convertible debt or lines of credit.</text:p>
      <text:p text:style-name="Normal"/>
      <text:p text:style-name="Normal">Credit: <text:s/><text:a xlink:href="https://www.investopedia.com/terms/i/interestexpense.asp" office:target-frame-name="_top" xlink:show="replace"><text:span text:style-name="Hyperlink">https://www.investopedia.com/terms/i/interestexpense.asp</text:span></text:a></text:p>
      <text:p text:style-name="Normal"/>
      <text:p text:style-name="Normal"/>
      <text:p text:style-name="Normal">17.</text:p>
      <text:p text:style-name="Normal"/>
      <text:p text:style-name="Title">In accounting,<text:s/><text:span text:style-name="T30">asset and expense accounts increase when debited</text:span>, while liability,<text:s/><text:soft-page-break/>equity, revenue, and some contra-asset accounts decrease when debited.<text:s/></text:p>
      <text:p text:style-name="Normal"/>
      <text:p text:style-name="Normal">Here's a breakdown:</text:p>
      <text:p text:style-name="Normal">Assets:</text:p>
      <text:p text:style-name="Normal">Assets are resources a business owns or controls, and a debit increases their value (e.g., cash, equipment, inventory).</text:p>
      <text:p text:style-name="Normal">Expenses:</text:p>
      <text:p text:style-name="Normal">Expenses are costs a business incurs to operate, and a debit increases their value (e.g., rent, salaries, utilities).</text:p>
      <text:p text:style-name="Normal">Liabilities:</text:p>
      <text:p text:style-name="Normal">Liabilities are obligations a business owes to others, and a debit decreases their value (e.g., accounts payable, loans).</text:p>
      <text:p text:style-name="Normal">Equity:</text:p>
      <text:p text:style-name="Normal">Equity represents the owner's stake in the business, and a debit decreases its value.</text:p>
      <text:p text:style-name="Normal">Revenue:</text:p>
      <text:p text:style-name="Normal">Revenue is the income a business generates, and a debit decreases its value.</text:p>
      <text:p text:style-name="Normal">Contra-Assets:</text:p>
      <text:p text:style-name="Normal">Some accounts, like the Allowance for Uncollectible Accounts, are contra-assets. A debit to these accounts actually decreases the overall asset balance.</text:p>
      <text:p text:style-name="Normal"/>
      <text:soft-page-break/>
      <text:p text:style-name="Normal">Debits increase the value of asset, expense, and loss accounts. Credits increase the value of liability, equity, revenue, and gain accounts. Debit and credit balances are used to prepare a company's income statement, balance sheet, and other financial documents.</text:p>
      <text:list text:style-name="LFO5" text:continue-numbering="true">
        <text:list-item>
          <text:p text:style-name="P31">Increase asset accounts, which is typically seen as a positive for the business.</text:p>
        </text:list-item>
        <text:list-item>
          <text:p text:style-name="P32">Increase expense accounts, typically seen as negative.</text:p>
        </text:list-item>
        <text:list-item>
          <text:p text:style-name="P33">Decrease liability accounts, typically seen as positive.</text:p>
        </text:list-item>
        <text:list-item>
          <text:p text:style-name="P34">Decrease equity accounts, typically seen as negative.</text:p>
        </text:list-item>
        <text:list-item>
          <text:p text:style-name="P35">Decrease revenue accounts, typically seen as negative.</text:p>
        </text:list-item>
      </text:list>
      <text:p text:style-name="Normal">Credit: <text:s/><text:a xlink:href="https://www.netsuite.com/portal/resource/articles/accounting/debits-credits.shtml" office:target-frame-name="_top" xlink:show="replace"><text:span text:style-name="Hyperlink">https://www.netsuite.com/portal/resource/articles/accounting/debits-credits.shtml</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IBM"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style:font-size-complex="16pt"/>
    </style:style>
    <style:style style:name="Heading3Char" style:display-name="Heading 3 Char" style:family="text" style:parent-style-name="DefaultParagraphFont">
      <style:text-properties style:font-name="Calibri"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Times New Roman" fo:color="#2F5496"/>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Calibri"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Freiwald</meta:initial-creator>
    <dc:creator>Martin Freiwald</dc:creator>
    <meta:creation-date>2025-04-17T17:48:00Z</meta:creation-date>
    <dc:date>2025-04-17T17:48:00Z</dc:date>
    <meta:template xlink:href="Normal.dotm" xlink:type="simple"/>
    <meta:editing-cycles>2</meta:editing-cycles>
    <meta:editing-duration>PT0S</meta:editing-duration>
    <meta:document-statistic meta:page-count="34" meta:paragraph-count="67" meta:word-count="5051" meta:character-count="33780" meta:row-count="239" meta:non-whitespace-character-count="28796"/>
  </office:meta>
</office:document-meta>
</file>